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81cm" svg:stroke-color="#ff7a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53cm" svg:stroke-color="#ff7a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191919" draw:fill="none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53cm" svg:stroke-color="#ffff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191919" draw:fill="none" draw:textarea-horizontal-align="justify" draw:textarea-vertical-align="middle" draw:auto-grow-height="false" fo:min-height="0.05cm" fo:min-width="0cm"/>
    </style:style>
    <style:style style:name="gr11" style:family="graphic" style:parent-style-name="objectwithoutfill">
      <style:graphic-properties svg:stroke-width="0.081cm" svg:stroke-color="#ffa6a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e6faff"/>
      <style:paragraph-properties fo:text-align="center"/>
    </style:style>
    <style:style style:name="P3" style:family="paragraph">
      <loext:graphic-properties draw:fill="solid" draw:fill-color="#191919"/>
      <style:paragraph-properties fo:text-align="center"/>
    </style:style>
    <style:style style:name="P4" style:family="paragraph">
      <loext:graphic-properties draw:fill-color="#191919"/>
      <style:paragraph-properties fo:text-align="center"/>
    </style:style>
  </office:automatic-styles>
  <office:body>
    <office:drawing>
      <draw:page draw:name="page1" draw:style-name="dp1" draw:master-page-name="Predefinição">
        <draw:line draw:style-name="gr1" draw:text-style-name="P1" draw:layer="layout" svg:x1="2cm" svg:y1="9.601cm" svg:x2="2cm" svg:y2="6.001cm">
          <text:p/>
        </draw:line>
        <draw:line draw:style-name="gr2" draw:text-style-name="P1" draw:layer="layout" svg:x1="2cm" svg:y1="9.602cm" svg:x2="5.6cm" svg:y2="9.602cm">
          <text:p/>
        </draw:line>
        <draw:rect draw:style-name="gr3" draw:text-style-name="P2" draw:layer="layout" svg:width="3.6cm" svg:height="0.6cm" draw:transform="rotate (1.07913707650809) translate (4.472cm 6.718cm)">
          <text:p/>
        </draw:rect>
        <draw:rect draw:style-name="gr3" draw:text-style-name="P2" draw:layer="layout" svg:width="3.6cm" svg:height="0.6cm" draw:transform="rotate (0.753458638085952) translate (1.9cm 9.164cm)">
          <text:p/>
        </draw:rect>
        <draw:circle draw:style-name="gr4" draw:text-style-name="P3" draw:layer="layout" svg:width="0.8cm" svg:height="0.8cm" svg:x="1.7cm" svg:y="9.001cm">
          <text:p/>
        </draw:circle>
        <draw:circle draw:style-name="gr4" draw:text-style-name="P3" draw:layer="layout" svg:width="0.8cm" svg:height="0.8cm" svg:x="4.4cm" svg:y="6.401cm">
          <text:p/>
        </draw:circle>
        <draw:path draw:style-name="gr5" draw:text-style-name="P1" draw:layer="layout" svg:width="0.621cm" svg:height="1.2cm" svg:x="3.6cm" svg:y="8.401cm" svg:viewBox="0 0 622 1201" svg:d="M0 0c800 400 600 1201 600 1201">
          <text:p/>
        </draw:path>
        <draw:line draw:style-name="gr6" draw:text-style-name="P1" draw:layer="layout" svg:x1="2.1cm" svg:y1="9.401cm" svg:x2="10.1cm" svg:y2="1.801cm">
          <text:p/>
        </draw:line>
        <draw:path draw:style-name="gr5" draw:text-style-name="P1" draw:layer="layout" svg:width="0.621cm" svg:height="0.399cm" svg:x="6.6cm" svg:y="4.1cm" svg:viewBox="0 0 622 400" svg:d="M0 0c800 133 600 400 600 400">
          <text:p/>
        </draw:path>
        <draw:polygon draw:style-name="gr7" draw:text-style-name="P4" draw:layer="layout" svg:width="0.999cm" svg:height="1.299cm" draw:transform="rotate (1.09816116535483) translate (5.88766292001746cm 3.39064861259811cm)" svg:viewBox="0 0 1000 1300" draw:points="0,1300 0,0 1000,0 1000,205 300,205 300,1095 1000,1095 1000,1300">
          <text:p/>
        </draw:polygon>
        <draw:g>
          <draw:custom-shape draw:style-name="gr8" draw:text-style-name="P1" xml:id="id1" draw:id="id1" draw:layer="layout" svg:width="0.317cm" svg:height="0.3cm" svg:x="2.678cm" svg:y="9.26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2" draw:id="id2" draw:layer="layout" svg:width="0.317cm" svg:height="0.3cm" svg:x="1.095cm" svg:y="9.26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curve" svg:x1="2.838cm" svg:y1="9.263cm" svg:x2="1.255cm" svg:y2="9.263cm" draw:start-shape="id1" draw:start-glue-point="4" draw:end-shape="id2" draw:end-glue-point="4" svg:d="M2838 9263c0-751-1583-751-1583 0" svg:viewBox="0 0 1584 564">
            <text:p/>
          </draw:connector>
        </draw:g>
        <draw:g>
          <draw:custom-shape draw:style-name="gr10" draw:text-style-name="P1" xml:id="id3" draw:id="id3" draw:layer="layout" svg:width="0.301cm" svg:height="0.3cm" svg:x="5.394cm" svg:y="6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xml:id="id4" draw:id="id4" draw:layer="layout" svg:width="0.301cm" svg:height="0.3cm" svg:x="3.895cm" svg:y="6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curve" svg:x1="5.546cm" svg:y1="6.7cm" svg:x2="4.047cm" svg:y2="6.7cm" draw:start-shape="id3" draw:start-glue-point="4" draw:end-shape="id4" draw:end-glue-point="4" svg:d="M5546 6700c0-751-1499-751-1499 0" svg:viewBox="0 0 1500 564">
            <text:p/>
          </draw:connector>
        </draw:g>
        <draw:line draw:style-name="gr9" draw:text-style-name="P1" draw:layer="layout" svg:x1="6.6cm" svg:y1="3.3cm" svg:x2="5cm" svg:y2="0.7cm">
          <text:p/>
        </draw:line>
        <draw:line draw:style-name="gr11" draw:text-style-name="P1" draw:layer="layout" svg:x1="6.6cm" svg:y1="3.421cm" svg:x2="7.8cm" svg:y2="0.921cm">
          <text:p/>
        </draw:line>
        <draw:line draw:style-name="gr12" draw:text-style-name="P1" draw:layer="layout" svg:x1="6.6cm" svg:y1="3.421cm" svg:x2="4cm" svg:y2="2.0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5T10:46:36.791000000</dc:date>
    <meta:editing-duration>PT1H54M4S</meta:editing-duration>
    <meta:editing-cycles>9</meta:editing-cycles>
    <meta:generator>LibreOffice/6.2.7.1$Windows_X86_64 LibreOffice_project/23edc44b61b830b7d749943e020e96f5a7df63bf</meta:generator>
    <meta:document-statistic meta:object-count="21"/>
  </office:meta>
</office:document-meta>
</file>